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able_20_Contents">
      <style:text-properties officeooo:rsid="00012ca9" officeooo:paragraph-rsid="00012ca9"/>
    </style:style>
    <style:style style:name="P4" style:family="paragraph" style:parent-style-name="Text_20_body">
      <style:text-properties officeooo:rsid="00012ca9" officeooo:paragraph-rsid="00012ca9"/>
    </style:style>
    <style:style style:name="P5" style:family="paragraph" style:parent-style-name="Text_20_body">
      <style:text-properties officeooo:rsid="00016c5f" officeooo:paragraph-rsid="00016c5f"/>
    </style:style>
    <style:style style:name="P6" style:family="paragraph" style:parent-style-name="Text_20_body">
      <style:text-properties officeooo:rsid="00024602" officeooo:paragraph-rsid="00024602"/>
    </style:style>
    <style:style style:name="P7" style:family="paragraph" style:parent-style-name="Text_20_body">
      <style:text-properties officeooo:rsid="00024602" officeooo:paragraph-rsid="0003751b"/>
    </style:style>
    <style:style style:name="P8" style:family="paragraph" style:parent-style-name="Text_20_body">
      <style:text-properties fo:font-weight="bold" officeooo:rsid="00024602" officeooo:paragraph-rsid="00024602" style:font-weight-asian="bold" style:font-weight-complex="bold"/>
    </style:style>
    <style:style style:name="P9" style:family="paragraph" style:parent-style-name="Text_20_body">
      <style:text-properties fo:font-weight="bold" officeooo:rsid="00016c5f" officeooo:paragraph-rsid="00016c5f" style:font-weight-asian="bold" style:font-weight-complex="bold"/>
    </style:style>
    <style:style style:name="P10" style:family="paragraph" style:parent-style-name="Text_20_body">
      <style:text-properties fo:font-weight="bold" officeooo:rsid="00126809" officeooo:paragraph-rsid="00126809" style:font-weight-asian="bold" style:font-weight-complex="bold"/>
    </style:style>
    <style:style style:name="P11" style:family="paragraph" style:parent-style-name="Text_20_body">
      <style:text-properties officeooo:rsid="0003751b" officeooo:paragraph-rsid="0003751b"/>
    </style:style>
    <style:style style:name="P12" style:family="paragraph" style:parent-style-name="Text_20_body">
      <style:text-properties officeooo:rsid="00048730" officeooo:paragraph-rsid="00048730"/>
    </style:style>
    <style:style style:name="P13" style:family="paragraph" style:parent-style-name="Text_20_body">
      <style:text-properties officeooo:paragraph-rsid="00048730"/>
    </style:style>
    <style:style style:name="P14" style:family="paragraph" style:parent-style-name="Text_20_body">
      <style:text-properties officeooo:rsid="00071689" officeooo:paragraph-rsid="00071689"/>
    </style:style>
    <style:style style:name="P15" style:family="paragraph" style:parent-style-name="Text_20_body">
      <style:text-properties officeooo:paragraph-rsid="000a60cd"/>
    </style:style>
    <style:style style:name="P16" style:family="paragraph" style:parent-style-name="Text_20_body">
      <style:text-properties officeooo:rsid="000aaf77" officeooo:paragraph-rsid="000aaf77"/>
    </style:style>
    <style:style style:name="P17" style:family="paragraph" style:parent-style-name="Text_20_body">
      <style:text-properties officeooo:rsid="000aaf77" officeooo:paragraph-rsid="00100bad"/>
    </style:style>
    <style:style style:name="P18" style:family="paragraph" style:parent-style-name="Text_20_body">
      <style:text-properties officeooo:rsid="000b819d" officeooo:paragraph-rsid="000b819d"/>
    </style:style>
    <style:style style:name="P19" style:family="paragraph" style:parent-style-name="Text_20_body">
      <style:text-properties officeooo:rsid="000d0d12" officeooo:paragraph-rsid="000d0d12"/>
    </style:style>
    <style:style style:name="P20" style:family="paragraph" style:parent-style-name="Text_20_body">
      <style:text-properties officeooo:paragraph-rsid="000d0d12"/>
    </style:style>
    <style:style style:name="P21" style:family="paragraph" style:parent-style-name="Text_20_body">
      <style:text-properties officeooo:rsid="000e730a" officeooo:paragraph-rsid="000e730a"/>
    </style:style>
    <style:style style:name="P22" style:family="paragraph" style:parent-style-name="Text_20_body">
      <style:text-properties style:font-name="Liberation Mono" fo:font-size="10pt" officeooo:rsid="0003751b" officeooo:paragraph-rsid="0003751b" style:font-size-asian="10pt" style:font-size-complex="10pt"/>
    </style:style>
    <style:style style:name="P23" style:family="paragraph" style:parent-style-name="Text_20_body">
      <style:text-properties officeooo:rsid="0010e77b" officeooo:paragraph-rsid="0010e77b"/>
    </style:style>
    <style:style style:name="P24" style:family="paragraph" style:parent-style-name="Text_20_body">
      <style:text-properties officeooo:paragraph-rsid="00126809"/>
    </style:style>
    <style:style style:name="P25" style:family="paragraph" style:parent-style-name="Text_20_body">
      <style:text-properties officeooo:rsid="00143f77" officeooo:paragraph-rsid="00143f77"/>
    </style:style>
    <style:style style:name="P26" style:family="paragraph" style:parent-style-name="Title">
      <style:text-properties officeooo:rsid="00024602" officeooo:paragraph-rsid="00024602"/>
    </style:style>
    <style:style style:name="P27" style:family="paragraph" style:parent-style-name="Text_20_body">
      <style:text-properties officeooo:rsid="0003751b" officeooo:paragraph-rsid="0003751b"/>
    </style:style>
    <style:style style:name="P28" style:family="paragraph" style:parent-style-name="Text_20_body">
      <style:text-properties officeooo:rsid="00016c5f" officeooo:paragraph-rsid="00016c5f"/>
    </style:style>
    <style:style style:name="P29" style:family="paragraph" style:parent-style-name="Text_20_body">
      <style:text-properties fo:font-style="normal" officeooo:rsid="00016c5f" officeooo:paragraph-rsid="00016c5f" style:font-style-asian="normal" style:font-style-complex="normal"/>
    </style:style>
    <style:style style:name="P30" style:family="paragraph" style:parent-style-name="Text_20_body">
      <style:text-properties officeooo:paragraph-rsid="0003751b"/>
    </style:style>
    <style:style style:name="P31" style:family="paragraph" style:parent-style-name="Heading_20_1">
      <style:text-properties style:font-name="Liberation Sans" fo:font-size="18.2000007629395pt" fo:font-weight="bold" officeooo:rsid="0010da24" officeooo:paragraph-rsid="0010da24" style:font-name-asian="Noto Sans CJK SC" style:font-size-asian="18.2000007629395pt" style:font-weight-asian="bold" style:font-name-complex="Lohit Devanagari" style:font-size-complex="18.2000007629395pt" style:font-weight-complex="bold"/>
    </style:style>
    <style:style style:name="P32" style:family="paragraph" style:parent-style-name="Heading_20_2">
      <style:text-properties officeooo:rsid="0010e77b" officeooo:paragraph-rsid="0010e77b"/>
    </style:style>
    <style:style style:name="P33" style:family="paragraph" style:parent-style-name="Heading_20_2">
      <style:text-properties officeooo:rsid="0010da24" officeooo:paragraph-rsid="0010da24"/>
    </style:style>
    <style:style style:name="P34" style:family="paragraph" style:parent-style-name="Heading_20_2">
      <style:text-properties style:font-name="Liberation Sans" fo:font-size="16.1000003814697pt" fo:font-weight="bold" officeooo:rsid="0010e77b" officeooo:paragraph-rsid="0010e77b" style:font-name-asian="Noto Sans CJK SC" style:font-size-asian="16.1000003814697pt" style:font-weight-asian="bold" style:font-name-complex="Lohit Devanagari" style:font-size-complex="16.1000003814697pt" style:font-weight-complex="bold"/>
    </style:style>
    <style:style style:name="T1" style:family="text">
      <style:text-properties officeooo:rsid="00012ca9"/>
    </style:style>
    <style:style style:name="T2" style:family="text">
      <style:text-properties officeooo:rsid="00016967"/>
    </style:style>
    <style:style style:name="T3" style:family="text">
      <style:text-properties officeooo:rsid="00016c5f"/>
    </style:style>
    <style:style style:name="T4" style:family="text">
      <style:text-properties fo:font-weight="bold" style:font-weight-asian="bold" style:font-weight-complex="bold"/>
    </style:style>
    <style:style style:name="T5" style:family="text">
      <style:text-properties fo:font-weight="bold" officeooo:rsid="00016c5f" style:font-weight-asian="bold" style:font-weight-complex="bold"/>
    </style:style>
    <style:style style:name="T6" style:family="text">
      <style:text-properties fo:font-weight="bold" officeooo:rsid="00048730" style:font-weight-asian="bold" style:font-weight-complex="bold"/>
    </style:style>
    <style:style style:name="T7" style:family="text">
      <style:text-properties fo:font-weight="bold" officeooo:rsid="00126809"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3751b"/>
    </style:style>
    <style:style style:name="T11" style:family="text">
      <style:text-properties officeooo:rsid="00048730"/>
    </style:style>
    <style:style style:name="T12" style:family="text">
      <style:text-properties officeooo:rsid="0008d205"/>
    </style:style>
    <style:style style:name="T13" style:family="text">
      <style:text-properties officeooo:rsid="000a60cd"/>
    </style:style>
    <style:style style:name="T14" style:family="text">
      <style:text-properties officeooo:rsid="000d0d12"/>
    </style:style>
    <style:style style:name="T15" style:family="text">
      <style:text-properties officeooo:rsid="00100bad"/>
    </style:style>
    <style:style style:name="T16" style:family="text">
      <style:text-properties officeooo:rsid="00126809"/>
    </style:style>
    <style:style style:name="T17" style:family="text">
      <style:text-properties officeooo:rsid="0012963f"/>
    </style:style>
    <style:style style:name="T18" style:family="text">
      <style:text-properties officeooo:rsid="00143f77"/>
    </style:style>
    <style:style style:name="T19" style:family="text">
      <style:text-properties officeooo:rsid="00172af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Boas práticas de projeto no Godot</text:p>
      <text:p text:style-name="P21">Versão 1.0 – 9/10/2020 – Ricardo Nakamura</text:p>
      <text:p text:style-name="P6">Esse documento reune ideias coletadas das seguintes fontes, em conjunto com outras provenientes da minha própria experiência, buscando ajudar na organização e produtividade de projetos usando o Godot:</text:p>
      <text:p text:style-name="P6"><text:a xlink:type="simple" xlink:href="https://docs.godotengine.org/en/stable/getting_started/workflow/best_practices/index.html" text:style-name="Internet_20_link" text:visited-style-name="Visited_20_Internet_20_Link">https://docs.godotengine.org/en/stable/getting_started/workflow/best_practices/index.html</text:a></text:p>
      <text:p text:style-name="P6"><text:a xlink:type="simple" xlink:href="https://www.gdquest.com/docs/guidelines/best-practices/godot-gdscript/" text:style-name="Internet_20_link" text:visited-style-name="Visited_20_Internet_20_Link">https://www.gdquest.com/docs/guidelines/best-practices/godot-gdscript/</text:a></text:p>
      <text:p text:style-name="P6"><text:a xlink:type="simple" xlink:href="https://www.gotut.net/godot-tips/" text:style-name="Internet_20_link" text:visited-style-name="Visited_20_Internet_20_Link">https://www.gotut.net/godot-tips/</text:a></text:p>
      <text:table-of-content text:style-name="Sect1" text:protected="true"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text:a xlink:type="simple" xlink:href="#__RefHeading___Toc106_3521929811" text:style-name="Index_20_Link" text:visited-style-name="Index_20_Link">1 Como eu posso organizar os arquivos do projeto?<text:tab/>1</text:a></text:p>
          <text:p text:style-name="P1"><text:a xlink:type="simple" xlink:href="#__RefHeading___Toc108_3521929811" text:style-name="Index_20_Link" text:visited-style-name="Index_20_Link">2 Como posso organizar e manter atualizados os assets do projeto?<text:tab/>2</text:a></text:p>
          <text:p text:style-name="P1"><text:a xlink:type="simple" xlink:href="#__RefHeading___Toc118_3521929811" text:style-name="Index_20_Link" text:visited-style-name="Index_20_Link">3 Que formatos de arquivo devo usar para os assets?<text:tab/>3</text:a></text:p>
          <text:p text:style-name="P1"><text:a xlink:type="simple" xlink:href="#__RefHeading___Toc110_3521929811" text:style-name="Index_20_Link" text:visited-style-name="Index_20_Link">4 De que forma podemos organizar o trabalho em scripts e cenas?<text:tab/>3</text:a></text:p>
          <text:p text:style-name="P1"><text:a xlink:type="simple" xlink:href="#__RefHeading___Toc112_3521929811" text:style-name="Index_20_Link" text:visited-style-name="Index_20_Link">5 Todo o texto do jogo deve ser digitado em scripts?<text:tab/>3</text:a></text:p>
          <text:p text:style-name="P1"><text:a xlink:type="simple" xlink:href="#__RefHeading___Toc120_3521929811" text:style-name="Index_20_Link" text:visited-style-name="Index_20_Link">6 Como posso manter um estilo visual uniforme nos componentes de interface do jogo?<text:tab/>4</text:a></text:p>
          <text:p text:style-name="P1"><text:a xlink:type="simple" xlink:href="#__RefHeading___Toc114_3521929811" text:style-name="Index_20_Link" text:visited-style-name="Index_20_Link">7 Existem dicas específicas para a programação?<text:tab/>5</text:a></text:p>
          <text:p text:style-name="P2"><text:a xlink:type="simple" xlink:href="#__RefHeading___Toc226_3521929811" text:style-name="Index_20_Link" text:visited-style-name="Index_20_Link">7.1 Seguir o guia de estilo de GDScript<text:tab/>5</text:a></text:p>
          <text:p text:style-name="P2"><text:a xlink:type="simple" xlink:href="#__RefHeading___Toc228_3521929811" text:style-name="Index_20_Link" text:visited-style-name="Index_20_Link">7.2 Usar tipos estáticos<text:tab/>5</text:a></text:p>
          <text:p text:style-name="P2"><text:a xlink:type="simple" xlink:href="#__RefHeading___Toc116_3521929811" text:style-name="Index_20_Link" text:visited-style-name="Index_20_Link">7.3 Usar cenas e scripts para definir objetos<text:tab/>5</text:a></text:p>
          <text:p text:style-name="P2"><text:a xlink:type="simple" xlink:href="#__RefHeading___Toc230_3521929811" text:style-name="Index_20_Link" text:visited-style-name="Index_20_Link">7.4 Minimizar o uso de scripts “autoload”<text:tab/>5</text:a></text:p>
        </text:index-body>
      </text:table-of-content>
      <text:p text:style-name="P6"/>
      <text:h text:style-name="P31" text:outline-level="1"><text:bookmark-start text:name="__RefHeading___Toc106_3521929811"/>Como eu posso organizar os arquivos do projeto?<text:bookmark-end text:name="__RefHeading___Toc106_3521929811"/></text:h>
      <text:p text:style-name="P7">Recomendo organizar os arquivos de projeto em duas pastas principais, /assets e /src. A pasta /assets vai armazenar (em pastas) todas as imagens, animações, sons, shaders, filmes, traduções etc. <text:span text:style-name="T10">e</text:span>nquanto a pasta /src vai armazenar todas as cenas e scripts. </text:p>
      <text:p text:style-name="P11">Os assets são organizados por tipo (imagem, modelo, som, musica, traducao…)</text:p>
      <text:p text:style-name="P30"><text:span text:style-name="T10">As cenas e scripts são organizadas </text:span><text:span text:style-name="T19">separando-se</text:span><text:span text:style-name="T10"> uma por pasta; </text:span><text:span text:style-name="T19">por exemplo </text:span><text:span text:style-name="T10">uma cena (.tscn) e seu script (.gd) em uma pasta com o nome da cena. Scripts e cenas globais (p.ex. autoloads) ficam em uma única pasta “Global”. </text:span></text:p>
      <text:p text:style-name="P11">Se fizer sentido para o projeto, pode-se pensar em subdividir as pastas de assets e código em categorias (p.ex. personagens, inimigos, itens etc.)</text:p>
      <text:p text:style-name="P11">Os nomes dos arquivos de assets são em minúsculas, usando sublinhado “_” em vez de espaços. Por exemplo “tela_de_abertura.jpg” ou “musica_vitoria.ogg”.</text:p>
      <text:p text:style-name="P11">Os nomes de scripts e cenas usam iniciais em maiúsculas, sem espaços. Por exemplo, “TelaSelecao.tscn” ou “ControleDialogo.gd”.</text:p>
      <text:p text:style-name="P11"><text:soft-page-break/><text:span text:style-name="T4">NUNCA</text:span> usar letras com acentos ou mesmo “ç” ou espaços no nome dos arquivos. Usar somente letras A a Z (maiúsculas e minúsculas), dígitos 0 a 9 e o sublinhado “_” nos nomes dos arquivos. Isso evita uma variedade de erros, inclusive na exportação do jogo para Android.</text:p>
      <text:p text:style-name="P11">Exemplo de organização das pastas:</text:p>
      <text:p text:style-name="P22">assets/</text:p>
      <text:p text:style-name="P22"><text:tab/>imagem/</text:p>
      <text:p text:style-name="P22"><text:tab/><text:tab/>tela_de_abertura.jpg</text:p>
      <text:p text:style-name="P22"><text:tab/><text:tab/>personagem.png</text:p>
      <text:p text:style-name="P22"><text:tab/>som/</text:p>
      <text:p text:style-name="P22"><text:tab/><text:tab/>click.wav</text:p>
      <text:p text:style-name="P22"><text:tab/>musica/</text:p>
      <text:p text:style-name="P22"><text:tab/><text:tab/>musica_vitoria.ogg</text:p>
      <text:p text:style-name="P22">src/</text:p>
      <text:p text:style-name="P22"><text:tab/>Global/</text:p>
      <text:p text:style-name="P22"><text:tab/><text:tab/>DadosJogo.gd</text:p>
      <text:p text:style-name="P22"><text:tab/>TelaAbertura/</text:p>
      <text:p text:style-name="P22"><text:tab/><text:tab/>TelaAbertura.tscn</text:p>
      <text:p text:style-name="P22"><text:tab/><text:tab/>TelaAbertura.gd</text:p>
      <text:p text:style-name="P10">IMPORTANTE: caso seja necessário renomear, mover ou apagar um arquivo de projeto do Godot, procure usar os comandos clicando com botão direito sobre o arquivo no gerenciador existente dentro do editor do Godot (em vez de apagar pelo gerenciador de arquivos do Windows, por um terminal etc.) pois dessa forma, o Godot pode atualizar as cenas que usam o arquivo ou mesmo alertar se tentarmos apagar um arquivo que ainda está sendo usado.</text:p>
      <text:p text:style-name="P12">Alguns exemplos e tutoriais do Godot recomendam concentrar todos os arquivos de uma cena em uma mesma pasta (incluindo imagens, sons etc.) mas na prática, especialmente em projetos com vários participantes, isso leva à duplicação de dados. Por exemplo: duas cenas que usam uma mesma música são programadas por duas pessoas diferentes e elas acabam copiando o mesmo arquivo de música para os dois locais. O Godot tem uma ferramenta para descobrir arquivos “órfãos” (p.ex. uma imagem que não é usada em nenhum arquivo do projeto), mas não tem meios automatizados para descobrir arquivos duplicados! A estrutura recomendada nesta seção evita esse tipo de problema.</text:p>
      <text:h text:style-name="P31" text:outline-level="1"><text:bookmark-start text:name="__RefHeading___Toc108_3521929811"/>Como posso organizar e manter atualizados os assets do projeto?<text:bookmark-end text:name="__RefHeading___Toc108_3521929811"/></text:h>
      <text:p text:style-name="P13"><text:span text:style-name="T11">Recomendo que os assets produzidos sejam armazenados em pasta compartilhada do Google Drive, seguindo a mesma estrutura e nomenclatura recomendadas na seção sobre pastas e nomes de arquivos. </text:span><text:span text:style-name="T16">Assim, essa pasta compartilhada só contém a versão mais atual de cada asset.</text:span></text:p>
      <text:p text:style-name="P13"><text:span text:style-name="T11">O primeiro desenvolvedor que precisar do asset faz o download e copia o arquivo, </text:span><text:span text:style-name="T6">mantendo nome e estrutura de pastas no projeto</text:span><text:span text:style-name="T11">. Isso evita duplicação dos arquivos e inclusão de arquivos que </text:span><text:soft-page-break/><text:span text:style-name="T11">não são necessários. </text:span><text:span text:style-name="T16">Além disso, em situações de emergência é possível fazer o download de todos os assets do Google Drive para que sejam importados pelo Godot.</text:span></text:p>
      <text:p text:style-name="P24"><text:span text:style-name="T16">É importante notar que, seguindo esse fluxo de trabalho, quem “manda” na pasta </text:span><text:span text:style-name="T7">assets/</text:span><text:span text:style-name="T16"> e suas sub-pastas são as pessoas que estão produzindo esses materiais e quem estiver usando os assets na programação deve respeitar a estrutura existente.</text:span></text:p>
      <text:h text:style-name="P31" text:outline-level="1"><text:bookmark-start text:name="__RefHeading___Toc118_3521929811"/>Que formatos de arquivo devo usar para os assets?<text:bookmark-end text:name="__RefHeading___Toc118_3521929811"/></text:h>
      <text:p text:style-name="P16">Imagens de qualidade fotográfica, fundos de tela e a maioria das imagens sem transparência podem ser incorporadas ao projeto em formato JPG e importadas com a opção “Lossy” (<text:span text:style-name="T4">Import as: Texture / Compress Mode: Lossy</text:span>, nas configurações de importação do Godot). <text:span text:style-name="T17">Se a qualidade cair visivelmente, pode-se usar o formato PNG, mas ainda importando com a opção “Lossy”.</text:span></text:p>
      <text:p text:style-name="P16">Imagens com transparência, animações, elementos de interface, ícones etc. que necessitam de precisão no nível de pixel devem ser incorpo<text:span text:style-name="T17">r</text:span>adas em formato PNG e importadas com a opção “Lossless”.</text:p>
      <text:p text:style-name="P17">Arquivos de áudio correspondentes a efeitos sonoros, com apenas alguns segundos de duração, devem ser incorporados em formato .WAV devendo-se adicionar (se necessário) efeitos de eco através do Godot. <text:span text:style-name="T15">Mais </text:span>detalhes em:</text:p>
      <text:p text:style-name="P17"><text:a xlink:type="simple" xlink:href="https://docs.godotengine.org/en/stable/getting_started/workflow/assets/importing_audio_samples.html" text:style-name="Internet_20_link" text:visited-style-name="Visited_20_Internet_20_Link">https://docs.godotengine.org/en/stable/getting_started/workflow/assets/importing_audio_samples.html</text:a></text:p>
      <text:p text:style-name="P18">Arquivos de áudio mais longos, correspondentes a trilhas sonoras e falas, devem ser incorporados em formato .OGG. Note que o Godot não tem suporte a arquivos .MP3.</text:p>
      <text:h text:style-name="P31" text:outline-level="1"><text:bookmark-start text:name="__RefHeading___Toc110_3521929811"/>De que forma podemos organizar o trabalho em scripts e cenas?<text:bookmark-end text:name="__RefHeading___Toc110_3521929811"/></text:h>
      <text:p text:style-name="P14">Recomendo que as tarefas de desenvolvimento sejam divididas de maneira que a sobreposição na edição de cenas seja minimizada. <text:span text:style-name="T12">A motivação para isso é reduzir a chance de ocorrerem conflitos de “merge” no Git envolvendo arquivos de cenas (.tscn). Embora sejam arquivos de texto, não é muito simples interpretar as linhas descrevendo os vários componentes da cena e, portanto, </text:span><text:span text:style-name="T15">determinar durante uma fusão quais partes devem ser mantidas e quais devem ser removidas.</text:span></text:p>
      <text:p text:style-name="P25">Note-se que a edição de scripts (.gd) não sofre das mesmas dificuldades da edição de cenas e os eventuais conflitos causados pela edição simultânea deles são mais simples de resolver.</text:p>
      <text:h text:style-name="P31" text:outline-level="1"><text:bookmark-start text:name="__RefHeading___Toc112_3521929811"/>Todo o texto do jogo deve ser digitado em scripts?<text:bookmark-end text:name="__RefHeading___Toc112_3521929811"/></text:h>
      <text:p text:style-name="P13"><text:span text:style-name="T11">O Godot tem recursos para usar um arquivo de dados com os textos do jogo, em vez de se escrever esses textos diretamente nos scripts. </text:span>Isso não só permite que o jogo seja traduzido mais facilmente para outros idiomas, mas também concentra as informações de texto em um só lugar <text:span text:style-name="T3">e separa os dados da lógica do jogo.</text:span></text:p>
      <text:p text:style-name="Text_20_body"><text:soft-page-break/>Para usar as traduções, deve-se editar uma planilha em formato .CSV <text:span text:style-name="T1">em que a primeira linha tem os cabeçalhos: “id” na primeira coluna e códigos de idiomas nas seguintes. Cada linha seguinte é uma sequência de texto que será usada no jogo. Por exemplo:</text:span></text:p>
      <table:table table:name="Table1" table:style-name="Table1">
        <table:table-column table:style-name="Table1.A" table:number-columns-repeated="3"/>
        <table:table-row>
          <table:table-cell table:style-name="Table1.A1" office:value-type="string">
            <text:p text:style-name="P3">id</text:p>
          </table:table-cell>
          <table:table-cell table:style-name="Table1.A1" office:value-type="string">
            <text:p text:style-name="P3">pt</text:p>
          </table:table-cell>
          <table:table-cell table:style-name="Table1.C1" office:value-type="string">
            <text:p text:style-name="P3">en</text:p>
          </table:table-cell>
        </table:table-row>
        <table:table-row>
          <table:table-cell table:style-name="Table1.A2" office:value-type="string">
            <text:p text:style-name="P3">boas_vindas</text:p>
          </table:table-cell>
          <table:table-cell table:style-name="Table1.A2" office:value-type="string">
            <text:p text:style-name="P3">Olá, seja bem-vindo!</text:p>
          </table:table-cell>
          <table:table-cell table:style-name="Table1.C2" office:value-type="string">
            <text:p text:style-name="P3">Hi! Welcome!</text:p>
          </table:table-cell>
        </table:table-row>
        <table:table-row>
          <table:table-cell table:style-name="Table1.A2" office:value-type="string">
            <text:p text:style-name="P3">aviso_salvar</text:p>
          </table:table-cell>
          <table:table-cell table:style-name="Table1.A2" office:value-type="string">
            <text:p text:style-name="P3">Gravando o jogo...</text:p>
          </table:table-cell>
          <table:table-cell table:style-name="Table1.C2" office:value-type="string">
            <text:p text:style-name="P3">Saving the game...</text:p>
          </table:table-cell>
        </table:table-row>
      </table:table>
      <text:p text:style-name="Text_20_body"/>
      <text:p text:style-name="P4">Uma vez que a planilha de traduções tenha sido importada no projeto, <text:span text:style-name="T2">os textos </text:span><text:span text:style-name="T3">podem ser acessados pela função </text:span><text:span text:style-name="T5">tr</text:span><text:span text:style-name="T3">. Por exemplo, se uma cena tem um Label chamado texto_boas_vindas, então:</text:span></text:p>
      <text:p text:style-name="P9">texto_boas_vindas.set_text(tr(“boas_vindas”));</text:p>
      <text:p text:style-name="P5">carrega o texto no idioma atual do jogo e atualiza o Label com esse texto. Obs: alguns controles, como Button e Label, buscam no arquivo de tradução o texto que é definido neles no editor. Então se no editor de cenas você já deixar o texto “boas_vindas” naquele Label, não será preciso carregar manualmente do script.</text:p>
      <text:p text:style-name="P6">No início da execução do jogo, basta usar:</text:p>
      <text:p text:style-name="P8">TranslationServer.set_locale("pt")</text:p>
      <text:p text:style-name="P6">para selecionar a versão em português dos textos, por exemplo.</text:p>
      <text:p text:style-name="P5">Para evitar uma grande quantidade de conflitos de <text:span text:style-name="T8">merge</text:span><text:span text:style-name="T9"> no Git (já que todos provavelmente vão ter que escrever no arquivo de tradução), o seguinte fluxo de trabalho pode ser adotado:</text:span></text:p>
      <text:p text:style-name="P29">1. Acrescentar o nome do arquivo .CSV no .gitignore</text:p>
      <text:p text:style-name="P29">2. Editar o .CSV no Google Docs</text:p>
      <text:p text:style-name="P29">3. Sempre que for começar a programar, baixar o CSV mais recente do Google Docs para a pasta assets/translation <text:span text:style-name="T4">antes</text:span> de abrir o editor do Godot</text:p>
      <text:p text:style-name="P29">4. Com isso, o arquivo de tradução mais recente será importado e atualizado para uso e todas as pessoas do projeto poderão editar esse arquivo online.</text:p>
      <text:p text:style-name="P29">Mais detalhes sobre o sistema de tradução do Godot:</text:p>
      <text:p text:style-name="P4"><text:a xlink:type="simple" xlink:href="https://www.gotut.net/localisation-godot/" text:style-name="Internet_20_link" text:visited-style-name="Visited_20_Internet_20_Link">https://www.gotut.net/localisation-godot/</text:a></text:p>
      <text:p text:style-name="P4"><text:a xlink:type="simple" xlink:href="https://docs.godotengine.org/en/3.2/tutorials/i18n/internationalizing_games.html" text:style-name="Internet_20_link" text:visited-style-name="Visited_20_Internet_20_Link">https://docs.godotengine.org/en/3.2/tutorials/i18n/internationalizing_games.html</text:a></text:p>
      <text:h text:style-name="P31" text:outline-level="1"><text:bookmark-start text:name="__RefHeading___Toc120_3521929811"/>Como posso manter um estilo visual uniforme nos componentes de interface do jogo?<text:bookmark-end text:name="__RefHeading___Toc120_3521929811"/></text:h>
      <text:p text:style-name="P20"><text:span text:style-name="T18">Pode-se a</text:span><text:span text:style-name="T14">valiar se vale a pena utilizar o sistema de configuração de temas para definir a aparência dos componentes de interface (botões, caixas de texto, barras de rolagem etc.) do Godot. Esse sistema permite configurar estilos de aparência como fontes, cores, bordas etc. que podem ser compartilhados entre diferentes componentes, ganhando eficiência e consistência. Se há previsão de </text:span><text:soft-page-break/><text:span text:style-name="T14">que o jogo utilizará muitos componentes padronizados, provavelmente vale a pena o esforço de criar esses temas.</text:span></text:p>
      <text:p text:style-name="P19">Mais detalhes em:</text:p>
      <text:p text:style-name="P19"><text:a xlink:type="simple" xlink:href="https://docs.godotengine.org/en/3.2/classes/class_theme.html" text:style-name="Internet_20_link" text:visited-style-name="Visited_20_Internet_20_Link">https://docs.godotengine.org/en/3.2/classes/class_theme.html</text:a></text:p>
      <text:p text:style-name="P19"><text:a xlink:type="simple" xlink:href="https://www.gotut.net/godot-themes/" text:style-name="Internet_20_link" text:visited-style-name="Visited_20_Internet_20_Link">https://www.gotut.net/godot-themes/</text:a></text:p>
      <text:h text:style-name="P31" text:outline-level="1"><text:bookmark-start text:name="__RefHeading___Toc114_3521929811"/>Existem dicas específicas para a programação?<text:bookmark-end text:name="__RefHeading___Toc114_3521929811"/></text:h>
      <text:h text:style-name="P32" text:outline-level="2"><text:bookmark-start text:name="__RefHeading___Toc226_3521929811"/>Seguir o guia de estilo de GDScript<text:bookmark-end text:name="__RefHeading___Toc226_3521929811"/></text:h>
      <text:p text:style-name="P23">Os desenvolvedores do Godot propõem um guia de estilo com padrões para dar nome a variáveis, classes, funções etc. Esse guia é adotado amplamente pela comunidade e, assim, ajuda na comunicação e leitura do código. Por esse motivo, devemos procura segui-lo. Mais detalhes em:</text:p>
      <text:p text:style-name="P23"><text:a xlink:type="simple" xlink:href="https://docs.godotengine.org/en/stable/getting_started/scripting/gdscript/gdscript_styleguide.html" text:style-name="Internet_20_link" text:visited-style-name="Visited_20_Internet_20_Link">https://docs.godotengine.org/en/stable/getting_started/scripting/gdscript/gdscript_styleguide.html</text:a></text:p>
      <text:h text:style-name="P33" text:outline-level="2"><text:bookmark-start text:name="__RefHeading___Toc228_3521929811"/>Usar tipos estáticos<text:bookmark-end text:name="__RefHeading___Toc228_3521929811"/></text:h>
      <text:p text:style-name="P14">Na medida do possível (quase sempre), usar declarações de tipos de variáveis e retornos de função no GDScript. Isso ajuda na legibilidade do código e na detecção de erros. Exemplos:</text:p>
      <text:p text:style-name="P14"><text:span text:style-name="T4">var pontos: int</text:span> em vez de somente <text:span text:style-name="T4">var pontos</text:span></text:p>
      <text:p text:style-name="P14"><text:span text:style-name="T4">func pegar_item(item: Node) -&gt; void:</text:span> em vez de <text:span text:style-name="T4">func pegar_item(item):</text:span></text:p>
      <text:p text:style-name="P14">Mais detalhes sobre isso:</text:p>
      <text:p text:style-name="P14"><text:a xlink:type="simple" xlink:href="https://docs.godotengine.org/en/stable/getting_started/scripting/gdscript/static_typing.html" text:style-name="Internet_20_link" text:visited-style-name="Visited_20_Internet_20_Link">https://docs.godotengine.org/en/stable/getting_started/scripting/gdscript/static_typing.html</text:a></text:p>
      <text:h text:style-name="P34" text:outline-level="2"><text:bookmark-start text:name="__RefHeading___Toc116_3521929811"/>Usar cenas e scripts para definir objetos<text:bookmark-end text:name="__RefHeading___Toc116_3521929811"/></text:h>
      <text:p text:style-name="P15">Ao organizar o jogo, pensar em cenas como objetos, em que os métodos são definidos em Scripts e os atributos são definidos em Scripts e na árvore de cena. Uma consequência <text:span text:style-name="T13">disso</text:span> é que as boas práticas de programação orientada a objetos devem ser seguidas (encapsulamento, baixo acoplamento, responsabilidade única...)</text:p>
      <text:p text:style-name="P15"><text:span text:style-name="T13">A</text:span>o pensar na estrutura de cenas e na árvore de cada cena, deve-se pensar nas relações lógicas entre os nós e não nas relações espaciais. É possível, por meio de nós RemoteTransform, vincular espacialmente nós de ramos separados da árvore.</text:p>
      <text:p text:style-name="P15"><text:span text:style-name="T13">A</text:span>o criar objetos, lembrar-se que há classes mais simples que Node, como Reference e Resource, que podem ser mais adequadas (e mais leves) como classe base.</text:p>
      <text:h text:style-name="P32" text:outline-level="2"><text:bookmark-start text:name="__RefHeading___Toc230_3521929811"/>Minimizar o uso de scripts “autoload”<text:bookmark-end text:name="__RefHeading___Toc230_3521929811"/></text:h>
      <text:p text:style-name="P23">Na prática, um script “autoload” correspondente a um objeto que guarda o estado do jogo (pontuação, itens carregados pelo jogador, marcadores de tarefas cumpridas etc.) é suficiente. Talvez mais alguns scripts com funções de uso geral possam ser justificados. Mas a criação de <text:soft-page-break/>“gerenciadores” e outras estruturas globais não é normalmente necessária no Godot. Mais detalhes em:</text:p>
      <text:p text:style-name="P23"><text:a xlink:type="simple" xlink:href="https://docs.godotengine.org/en/stable/getting_started/workflow/best_practices/autoloads_versus_internal_nodes.html" text:style-name="Internet_20_link" text:visited-style-name="Visited_20_Internet_20_Link">https://docs.godotengine.org/en/stable/getting_started/workflow/best_practices/autoloads_versus_internal_nodes.html</text:a></text:p>
      <text:p text:style-name="P23"/>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9T15:40:19.078129099</meta:creation-date>
    <dc:date>2020-11-12T23:03:38.176898935</dc:date>
    <meta:editing-duration>PT2H10M24S</meta:editing-duration>
    <meta:editing-cycles>13</meta:editing-cycles>
    <meta:generator>LibreOffice/6.4.6.2$Linux_X86_64 LibreOffice_project/40$Build-2</meta:generator>
    <meta:document-statistic meta:table-count="1" meta:image-count="0" meta:object-count="0" meta:page-count="6" meta:paragraph-count="104" meta:word-count="1728" meta:character-count="11364" meta:non-whitespace-character-count="9728"/>
  </office:meta>
</office:document-meta>
</file>